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Symbol_1.ttf" manifest:media-type="application/x-font-ttf"/>
  <manifest:file-entry manifest:full-path="Fonts/Font_Arial_1.ttf" manifest:media-type="application/x-font-ttf"/>
  <manifest:file-entry manifest:full-path="Fonts/Font_Arial_2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Arial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Open_Sans_1.ttf" manifest:media-type="application/x-font-ttf"/>
  <manifest:file-entry manifest:full-path="Fonts/Font_Arial_4.ttf" manifest:media-type="application/x-font-ttf"/>
  <manifest:file-entry manifest:full-path="Fonts/Font_Liberation_Serif_2.ttf" manifest:media-type="application/x-font-ttf"/>
  <manifest:file-entry manifest:full-path="Fonts/Font_OpenSymbol_1.ttf" manifest:media-type="application/x-font-ttf"/>
  <manifest:file-entry manifest:full-path="Fonts/Font_Open_Sans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ucida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>
      <svg:font-face-src>
        <svg:font-face-uri xlink:href="Fonts/Font_Lucida_Sans_1.ttf" xlink:type="simple" loext:font-style="italic" loext:font-weight="normal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1.ttf" xlink:type="simple" loext:font-style="normal" loext:font-weight="bold">
          <svg:font-face-format svg:string="truetype"/>
        </svg:font-face-uri>
        <svg:font-face-uri xlink:href="Fonts/Font_Open_Sans_2.ttf" xlink:type="simple" loext:font-style="italic" loext:font-weight="normal">
          <svg:font-face-format svg:string="truetype"/>
        </svg:font-face-uri>
        <svg:font-face-uri xlink:href="Fonts/Font_Open_Sans_2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family-generic="roman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family-generic="system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Symbol" svg:font-family="Symbol" style:font-family-generic="system" style:font-pitch="variable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.212cm" style:contextual-spacing="false" fo:text-align="start" style:justify-single-word="false" style:writing-mode="lr-tb"/>
      <style:text-properties style:font-name="Arial" style:text-underline-style="none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6pt" fo:font-weight="bold" style:font-size-asian="5.25pt" style:font-weight-asian="bold" style:font-size-complex="6pt" style:font-weight-complex="bold"/>
    </style:style>
    <style:style style:name="P4" style:family="paragraph" style:parent-style-name="Standard">
      <style:paragraph-properties fo:line-height="115%" fo:text-align="start" style:justify-single-word="false" style:writing-mode="lr-tb"/>
      <style:text-properties style:font-name="Arial" fo:font-size="10pt" fo:font-weight="bold" officeooo:rsid="0045e9c5" officeooo:paragraph-rsid="0045e9c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style:font-size-asian="10pt" style:font-size-complex="10pt"/>
    </style:style>
    <style:style style:name="P6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none" style:font-size-asian="14pt" style:font-size-complex="14pt"/>
    </style:style>
    <style:style style:name="P9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Heading_20_6" style:list-style-name="WWNum1">
      <style:paragraph-properties fo:margin-left="0cm" fo:line-height="150%" fo:text-align="start" style:justify-single-word="false" fo:text-indent="0cm" style:auto-text-indent="false" style:writing-mode="lr-tb"/>
      <style:text-properties style:font-name="Arial" fo:font-size="10pt" style:text-underline-style="none" style:font-size-asian="10pt" style:font-size-complex="10pt"/>
    </style:style>
    <style:style style:name="P11" style:family="paragraph" style:parent-style-name="Text_20_body" style:list-style-name="WWNum5" style:master-page-name="">
      <loext:graphic-properties draw:fill="none"/>
      <style:paragraph-properties fo:margin-left="1cm" fo:margin-right="0cm" fo:margin-top="0cm" fo:margin-bottom="0.046cm" style:contextual-spacing="false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list-style-name="WWNum4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style:paragraph-properties fo:margin-top="0cm" fo:margin-bottom="0.046cm" style:contextual-spacing="false" fo:line-height="100%" fo:text-align="start" style:justify-single-word="false" style:writing-mode="lr-tb"/>
      <style:text-properties style:font-name="Arial" fo:font-size="10pt" style:text-underline-style="none" style:font-size-asian="10pt" style:font-size-complex="10pt"/>
    </style:style>
    <style:style style:name="P14" style:family="paragraph" style:parent-style-name="Text_20_body" style:list-style-name="WWNum2" style:master-page-name="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list-style-name="WWNum2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list-style-name="WWNum3" style:master-page-name="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list-style-name="WWNum3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>
      <style:paragraph-properties fo:margin-left="0.7cm" fo:margin-right="0cm" fo:margin-top="0cm" fo:margin-bottom="0.046cm" style:contextual-spacing="false" fo:line-height="100%" fo:text-align="start" style:justify-single-word="false" fo:text-indent="0cm" style:auto-text-indent="false" style:writing-mode="lr-tb">
        <style:tab-stops>
          <style:tab-stop style:position="4.498cm"/>
        </style:tab-stops>
      </style:paragraph-properties>
      <style:text-properties style:font-name="Arial"/>
    </style:style>
    <style:style style:name="P19" style:family="paragraph" style:parent-style-name="Text_20_body">
      <style:paragraph-properties fo:margin-left="0.7cm" fo:margin-right="0cm" fo:margin-top="0cm" fo:margin-bottom="0.046cm" style:contextual-spacing="false" fo:line-height="100%" fo:text-align="start" style:justify-single-word="false" fo:text-indent="0cm" style:auto-text-indent="false" style:writing-mode="lr-tb">
        <style:tab-stops>
          <style:tab-stop style:position="4.498cm"/>
        </style:tab-stops>
      </style:paragraph-properties>
      <style:text-properties style:font-name="Arial" officeooo:paragraph-rsid="001e890e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>
          <style:tab-stop style:position="4.498cm"/>
        </style:tab-stops>
      </style:paragraph-properties>
      <style:text-properties style:font-name="Arial" fo:font-size="10pt" style:text-underline-style="none" officeooo:paragraph-rsid="001e890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4.498cm"/>
        </style:tab-stops>
      </style:paragraph-properties>
      <style:text-properties style:font-name="Arial" fo:font-size="10pt" style:text-underline-style="none" officeooo:paragraph-rsid="001e890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officeooo:paragraph-rsid="00404e79" style:font-size-asian="14pt" style:font-weight-asian="normal" style:font-size-complex="14pt" style:font-weight-complex="normal"/>
    </style:style>
    <style:style style:name="P23" style:family="paragraph" style:parent-style-name="Standard" style:list-style-name="WWNum6">
      <style:paragraph-properties fo:text-align="start" style:justify-single-word="false"/>
      <style:text-properties style:font-name="Arial" fo:font-size="11pt" fo:font-weight="bold" officeooo:paragraph-rsid="00218744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6" style:family="paragraph" style:parent-style-name="Standard" style:list-style-name="WWNum6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1.27cm" fo:text-align="start" style:justify-single-word="false" fo:text-indent="0cm" style:auto-text-indent="false"/>
    </style:style>
    <style:style style:name="P28" style:family="paragraph" style:parent-style-name="Standard">
      <style:paragraph-properties fo:margin-left="1.27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1.27cm" fo:text-align="start" style:justify-single-word="false" fo:text-indent="0cm" style:auto-text-indent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margin-left="1.905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1.905cm" fo:text-align="start" style:justify-single-word="false" fo:text-indent="0cm" style:auto-text-indent="false"/>
    </style:style>
    <style:style style:name="P32" style:family="paragraph" style:parent-style-name="Standard" style:list-style-name="WWNum7" style:master-page-name="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style:page-number="auto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WWNum7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WWNum6" style:master-page-name="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style:page-number="auto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WWNum6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list-style-name="WWNum6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style:font-name="Arial" fo:font-size="10pt" officeooo:paragraph-rsid="0038de8a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2.499cm" fo:text-align="start" style:justify-single-word="false" fo:text-indent="-0.3cm" style:auto-text-indent="false"/>
      <style:text-properties style:font-name="Arial" fo:font-size="10pt" officeooo:paragraph-rsid="0038de8a" style:font-size-asian="10pt" style:font-size-complex="10pt"/>
    </style:style>
    <style:style style:name="P38" style:family="paragraph" style:parent-style-name="Standard" style:master-page-name="">
      <loext:graphic-properties draw:fill="none"/>
      <style:paragraph-properties fo:margin-left="1.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Arial" fo:font-size="10pt" fo:font-weight="bold" officeooo:paragraph-rsid="0038de8a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loext:graphic-properties draw:fill="none"/>
      <style:paragraph-properties fo:margin-left="1.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officeooo:paragraph-rsid="0038de8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none" officeooo:paragraph-rsid="00283ac7" style:font-size-asian="14pt" style:font-size-complex="14pt"/>
    </style:style>
    <style:style style:name="P41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officeooo:paragraph-rsid="00283ac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fo:font-weight="bold" officeooo:paragraph-rsid="00283ac7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officeooo:paragraph-rsid="00283ac7" style:font-size-asian="10pt" style:font-size-complex="10pt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>
          <style:tab-stop style:position="0.706cm"/>
        </style:tab-stops>
      </style:paragraph-properties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left="0cm" fo:text-align="start" style:justify-single-word="false" fo:text-indent="0cm" style:auto-text-indent="false" style:writing-mode="lr-tb"/>
      <style:text-properties style:font-name="Arial" fo:font-size="10pt" style:text-underline-style="none" style:font-size-asian="10pt" style:font-size-complex="10pt"/>
    </style:style>
    <style:style style:name="P46" style:family="paragraph" style:parent-style-name="Standard">
      <style:paragraph-properties fo:margin-left="0cm" fo:margin-top="0.101cm" fo:margin-bottom="0.101cm" style:contextual-spacing="false" fo:text-align="start" style:justify-single-word="false" fo:text-indent="0cm" style:auto-text-indent="false" style:writing-mode="lr-tb"/>
    </style:style>
    <style:style style:name="P47" style:family="paragraph" style:parent-style-name="Standard">
      <style:paragraph-properties style:writing-mode="lr-tb"/>
      <style:text-properties officeooo:paragraph-rsid="00278459"/>
    </style:style>
    <style:style style:name="P48" style:family="paragraph" style:parent-style-name="Standard">
      <style:paragraph-properties style:writing-mode="lr-tb"/>
      <style:text-properties fo:color="#000000" loext:opacity="100%" style:font-name="Arial" fo:font-size="10pt" style:text-underline-style="none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text-align="start" style:justify-single-word="false" fo:text-indent="0cm" style:auto-text-indent="false" style:writing-mode="lr-tb"/>
      <style:text-properties officeooo:paragraph-rsid="00283ac7"/>
    </style:style>
    <style:style style:name="T1" style:family="text">
      <style:text-properties officeooo:rsid="003e827e"/>
    </style:style>
    <style:style style:name="T2" style:family="text">
      <style:text-properties officeooo:rsid="0047116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66ff" loext:opacity="100%" style:text-underline-style="none" fo:font-weight="normal" style:font-weight-asian="normal" style:font-weight-complex="normal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404e79"/>
    </style:style>
    <style:style style:name="T9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fo:color="#0066ff" loext:opacity="100%" style:font-name="Arial" fo:font-size="10pt" style:text-underline-style="none" style:font-size-asian="10pt" style:font-size-complex="10pt"/>
    </style:style>
    <style:style style:name="T13" style:family="text">
      <style:text-properties officeooo:rsid="0034e194"/>
    </style:style>
    <style:style style:name="T14" style:family="text">
      <style:text-properties fo:color="#0066ff" loext:opacity="100%" style:text-underline-style="dotted" style:text-underline-width="bold" style:text-underline-color="font-color"/>
    </style:style>
    <style:style style:name="T15" style:family="text">
      <style:text-properties fo:color="#0066ff" loext:opacity="100%" style:text-underline-style="dotted" style:text-underline-width="bold" style:text-underline-color="font-color" officeooo:rsid="0034e194"/>
    </style:style>
    <style:style style:name="T16" style:family="text">
      <style:text-properties fo:font-size="10pt" style:text-underline-style="none" officeooo:rsid="003d5498" style:font-size-asian="10pt" style:font-size-complex="10pt"/>
    </style:style>
    <style:style style:name="T17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8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19" style:family="text">
      <style:text-properties fo:color="#0066ff" loext:opacity="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00" loext:opacity="100%" style:font-name="Arial" fo:font-size="8pt" style:text-underline-style="none" fo:font-weight="normal" officeooo:rsid="00278459" style:font-size-asian="7pt" style:font-weight-asian="normal" style:font-size-complex="8pt" style:font-weight-complex="normal"/>
    </style:style>
    <style:style style:name="T22" style:family="text">
      <style:text-properties fo:color="#000000" loext:opacity="100%" style:font-name="Arial" fo:font-size="10pt" fo:font-style="normal" style:text-underline-style="none" fo:font-weight="normal" officeooo:rsid="00278459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font-name="Arial" fo:font-size="10pt" fo:font-style="normal" style:text-underline-style="none" fo:font-weight="normal" officeooo:rsid="0016f60a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font-name="Arial" fo:font-size="8pt" fo:font-style="italic" style:text-underline-style="none" fo:font-weight="normal" officeooo:rsid="00278459" style:font-size-asian="7pt" style:font-style-asian="italic" style:font-weight-asian="normal" style:font-size-complex="8pt" style:font-style-complex="italic" style:font-weight-complex="normal"/>
    </style:style>
    <style:style style:name="T25" style:family="text">
      <style:text-properties fo:color="#0066ff" loext:opacity="100%" style:font-name="Arial" fo:font-size="8pt" fo:font-style="italic" style:text-underline-style="none" fo:font-weight="normal" officeooo:rsid="00278459" style:font-size-asian="7pt" style:font-style-asian="italic" style:font-weight-asian="normal" style:font-size-complex="8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son D. Moss</text:p>
      <text:p text:style-name="P2"><text:span text:style-name="T1">Mid-</text:span>Senior <text:span text:style-name="T2">Drupal</text:span> Developer</text:p>
      <text:p text:style-name="P3"/>
      <text:p text:style-name="P4"><text:span text:style-name="T3">Telephone:</text:span><text:tab/><text:span text:style-name="T4">(867) 765-8415</text:span></text:p>
      <text:p text:style-name="P4"><text:span text:style-name="T3">Email:</text:span><text:tab/><text:tab/><text:a xlink:type="simple" xlink:href="mailto:work@jdmlabs.com" text:style-name="Internet_20_link" text:visited-style-name="Visited_20_Internet_20_Link"><text:span text:style-name="T5">work@jdmlabs.com</text:span></text:a></text:p>
      <text:p text:style-name="P5"/>
      <text:list text:style-name="WWNum1">
        <text:list-item>
          <text:list>
            <text:list-item>
              <text:h text:style-name="P6" text:outline-level="2"><text:span text:style-name="T4">PROFILE <text:s text:c="3"/>_________________________________________________________</text:span></text:h>
            </text:list-item>
          </text:list>
        </text:list-item>
      </text:list>
      <text:p text:style-name="P5">A multi-faceted and experienced web developer with over 18 years of expertise in planning, developing, implementing, and maintaining modern websites. Adept in Drupal 10/11 development, multilingual site configuration, custom module creation, and performance optimization. Skilled at applying secure coding practices and deployment automation to ensure scalable and efficient web solutions.</text:p>
      <text:p text:style-name="P5"/>
      <text:p text:style-name="P7"><text:span text:style-name="T6">Committed to supporting organizations in transforming <text:s/>their web environments and defining robust web strategies, </text:span><text:span text:style-name="T7">strictly adhering to open standards and conventions.</text:span></text:p>
      <text:p text:style-name="P8"/>
      <text:list xml:id="list90725206097464" text:continue-numbering="true" text:style-name="WWNum1">
        <text:list-item>
          <text:list>
            <text:list-item>
              <text:h text:style-name="P9" text:outline-level="2">KEY SKILLS <text:s text:c="3"/>______________________________<text:span text:style-name="T8">_</text:span>________________________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0" text:outline-level="6">Drupal Expertise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5">
        <text:list-item>
          <text:p text:style-name="P11">Full-cycle Drupal 7–11 development</text:p>
        </text:list-item>
      </text:list>
      <text:list text:style-name="WWNum4">
        <text:list-item>
          <text:p text:style-name="P12">Multilingual website configuration, including domain detection and language switching</text:p>
        </text:list-item>
        <text:list-item>
          <text:p text:style-name="P12">Custom module creation and theming using Twig templates</text:p>
        </text:list-item>
        <text:list-item>
          <text:p text:style-name="P12">Advanced Views configuration and custom content type design</text:p>
        </text:list-item>
      </text:list>
      <text:p text:style-name="P13"/>
      <text:list xml:id="list90725579750814" text:continue-list="list90725206097464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0" text:outline-level="6">Security and Performance Optimization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">
        <text:list-item>
          <text:p text:style-name="P14">Implemented security best practices, ensuring compliance with DSAs</text:p>
        </text:list-item>
        <text:list-item>
          <text:p text:style-name="P15">Conducted audits to identify vulnerabilities and optimize performance</text:p>
        </text:list-item>
        <text:list-item>
          <text:p text:style-name="P15">Enhanced front-end and back-end performance using caching, database tuning, and API integrations</text:p>
        </text:list-item>
      </text:list>
      <text:p text:style-name="P13"/>
      <text:list xml:id="list90725066760849" text:continue-list="list90725579750814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0" text:outline-level="6">Deployment and Automation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3">
        <text:list-item>
          <text:p text:style-name="P16">Experienced in Docker-based application containerization and deployment</text:p>
        </text:list-item>
        <text:list-item>
          <text:p text:style-name="P17">Built CI/CD pipelines using Git and Azure DevOps for automated workflows</text:p>
        </text:list-item>
        <text:list-item>
          <text:p text:style-name="P17">Managed Linux-based environments and cloud infrastructure</text:p>
        </text:list-item>
      </text:list>
      <text:p text:style-name="P13"/>
      <text:list text:continue-list="list90725066760849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0" text:outline-level="6">Technical Tools and Technologies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9">Languages:</text:span><text:span text:style-name="T10"><text:tab/>PHP 8, JavaScript (ES6+), HTML5, CSS3</text:span></text:p>
      <text:p text:style-name="P18"><text:span text:style-name="T9">Frameworks/CMS:</text:span><text:span text:style-name="T10"><text:tab/>Symfony</text:span><text:span text:style-name="T6">, Laravel</text:span><text:span text:style-name="T10">, </text:span><text:span text:style-name="T6">Drupal 7–11, Craft CMS, WordPress, B2evolution</text:span></text:p>
      <text:p text:style-name="P18"><text:span text:style-name="T9">Databases:</text:span><text:span text:style-name="T10"><text:tab/>MySQL/MariaDB</text:span></text:p>
      <text:p text:style-name="P19"><text:span text:style-name="T9">Other Tools:</text:span><text:span text:style-name="T10"><text:tab/>Git, </text:span><text:span text:style-name="T6">Docker, Azure, Apache, ElasticSearch, Solr, W3C Standards, WCAG 2 <text:tab/>Standards</text:span></text:p>
      <text:p text:style-name="P20"/>
      <text:p text:style-name="P21"/>
      <text:list xml:id="list90726555742652" text:continue-numbering="true" text:style-name="WWNum1">
        <text:list-item>
          <text:list>
            <text:list-item>
              <text:h text:style-name="P22" text:outline-level="2">PROFESSIONAL EXPERIENCE <text:s text:c="3"/>______________<text:span text:style-name="T8">__</text:span>_______________________</text:h>
            </text:list-item>
          </text:list>
        </text:list-item>
      </text:list>
      <text:list text:style-name="WWNum6">
        <text:list-item>
          <text:p text:style-name="P23">JdmLabs</text:p>
        </text:list-item>
      </text:list>
      <text:p text:style-name="P24"><text:span text:style-name="T11"><text:tab/></text:span><text:a xlink:type="simple" xlink:href="https://www.jdmlabs.com/" text:style-name="Internet_20_link" text:visited-style-name="Visited_20_Internet_20_Link"><text:span text:style-name="Internet_20_link"><text:span text:style-name="T12">https://www.jdmlabs.com</text:span></text:span></text:a></text:p>
      <text:p text:style-name="P25"><text:tab/>2006 — Present</text:p>
      <text:p text:style-name="P25"><text:tab/>Freelance/Contract-based development projects of many types and sizes.</text:p>
      <text:p text:style-name="P25"/>
      <text:list xml:id="list90725630439397" text:continue-numbering="true" text:style-name="WWNum6">
        <text:list-item>
          <text:p text:style-name="P26">Cyan Solutions Ltd.</text:p>
        </text:list-item>
      </text:list>
      <text:p text:style-name="P27"><text:a xlink:type="simple" xlink:href="https://cyansolutions.com/" text:style-name="Internet_20_link" text:visited-style-name="Visited_20_Internet_20_Link"><text:span text:style-name="Internet_20_link"><text:span text:style-name="T12">https://cyansolutions.com</text:span></text:span></text:a></text:p>
      <text:p text:style-name="P28">2023 — 2025</text:p>
      <text:p text:style-name="P29"><text:soft-page-break/>Projects:</text:p>
      <text:p text:style-name="P30">Coaching Association of Canada</text:p>
      <text:p text:style-name="P31"><text:a xlink:type="simple" xlink:href="https://coach.ca/" text:style-name="Internet_20_link" text:visited-style-name="Visited_20_Internet_20_Link"><text:span text:style-name="Internet_20_link"><text:span text:style-name="T12">https://coach.ca</text:span></text:span></text:a></text:p>
      <text:list text:style-name="WWNum7">
        <text:list-item>
          <text:list>
            <text:list-item>
              <text:list>
                <text:list-item>
                  <text:p text:style-name="P32">Drupal 7 to Drupal 10 migration</text:p>
                </text:list-item>
                <text:list-item>
                  <text:p text:style-name="P33">Custom hand-crafted theme</text:p>
                </text:list-item>
                <text:list-item>
                  <text:p text:style-name="P33">Custom modules to enhance required functionality</text:p>
                </text:list-item>
                <text:list-item>
                  <text:p text:style-name="P33">Multilingual (English, French)</text:p>
                </text:list-item>
                <text:list-item>
                  <text:p text:style-name="P33">Google Maps API integration</text:p>
                </text:list-item>
              </text:list>
            </text:list-item>
          </text:list>
        </text:list-item>
      </text:list>
      <text:p text:style-name="P28"/>
      <text:p text:style-name="P30">Association of Justice Counsel</text:p>
      <text:p text:style-name="P31"><text:a xlink:type="simple" xlink:href="https://ajc-ajj.ca/" text:style-name="Internet_20_link" text:visited-style-name="Visited_20_Internet_20_Link"><text:span text:style-name="Internet_20_link"><text:span text:style-name="T12">https://ajc-ajj.ca</text:span></text:span></text:a></text:p>
      <text:list text:continue-list="list90725630439397" text:style-name="WWNum6">
        <text:list-item>
          <text:list>
            <text:list-item>
              <text:list>
                <text:list-item>
                  <text:p text:style-name="P34">Drupal 7 to Drupal 11 migration</text:p>
                </text:list-item>
                <text:list-item>
                  <text:p text:style-name="P35">Custom hand-crafted theme</text:p>
                </text:list-item>
                <text:list-item>
                  <text:p text:style-name="P35">Custom modules to enhance required functionality</text:p>
                </text:list-item>
                <text:list-item>
                  <text:p text:style-name="P35">Multilingual (English, French)</text:p>
                </text:list-item>
                <text:list-item>
                  <text:p text:style-name="P36">Azure SSO integration<text:span text:style-name="T11"/></text:p>
                </text:list-item>
              </text:list>
            </text:list-item>
          </text:list>
        </text:list-item>
      </text:list>
      <text:p text:style-name="P37"/>
      <text:p text:style-name="P38">Canadian Association of Optometrists</text:p>
      <text:p text:style-name="P39"><text:a xlink:type="simple" xlink:href="https://opto.ca/find-doc" text:style-name="Internet_20_link" text:visited-style-name="Visited_20_Internet_20_Link"><text:span text:style-name="Internet_20_link"><text:span text:style-name="T12">https://opto.ca/find-doc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6">Custom Drupal 10 module to enable searching for physicians within Canada; utilizes <text:span text:style-name="T13">integrations of </text:span>Google Maps API and <text:span text:style-name="T13">the</text:span> <text:a xlink:type="simple" xlink:href="https://wicket.io/integration/drupal/" text:style-name="Internet_20_link" text:visited-style-name="Visited_20_Internet_20_Link"><text:span text:style-name="Internet_20_link"><text:span text:style-name="T14">Wicket.io </text:span></text:span><text:span text:style-name="Internet_20_link"><text:span text:style-name="T15">A</text:span></text:span><text:span text:style-name="T15">PI</text:span></text:a></text:p>
                </text:list-item>
              </text:list>
            </text:list-item>
          </text:list>
        </text:list-item>
      </text:list>
      <text:p text:style-name="P25"/>
      <text:list text:continue-numbering="true" text:style-name="WWNum6">
        <text:list-item>
          <text:p text:style-name="P26">Outcrop Communications Ltd.</text:p>
        </text:list-item>
      </text:list>
      <text:p text:style-name="P27"><text:a xlink:type="simple" xlink:href="https://www.outcrop.com/" text:style-name="Internet_20_link" text:visited-style-name="Visited_20_Internet_20_Link"><text:span text:style-name="Internet_20_link"><text:span text:style-name="T12">https://www.outcrop.com</text:span></text:span></text:a></text:p>
      <text:p text:style-name="P28">2017 — 2023</text:p>
      <text:p text:style-name="P29">Projects:</text:p>
      <text:p text:style-name="P29"/>
      <text:p text:style-name="P30">Northwest Territories Tourism</text:p>
      <text:p text:style-name="P31"><text:a xlink:type="simple" xlink:href="https://spectacularnwt.com/" text:style-name="Internet_20_link" text:visited-style-name="Visited_20_Internet_20_Link"><text:span text:style-name="Internet_20_link"><text:span text:style-name="T12">https://spectacularnwt.com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4">Drupal 7 to Drupal 9 migration</text:p>
                </text:list-item>
                <text:list-item>
                  <text:p text:style-name="P35">Custom hand-crafted theme</text:p>
                </text:list-item>
                <text:list-item>
                  <text:p text:style-name="P35">Custom modules to enhance required functionality</text:p>
                </text:list-item>
                <text:list-item>
                  <text:p text:style-name="P35">Google Maps API integration</text:p>
                </text:list-item>
              </text:list>
            </text:list-item>
          </text:list>
        </text:list-item>
      </text:list>
      <text:p text:style-name="P28"/>
      <text:p text:style-name="P30">Up Here Publishing</text:p>
      <text:p text:style-name="P31"><text:a xlink:type="simple" xlink:href="https://www.uphere.ca/" text:style-name="Internet_20_link" text:visited-style-name="Visited_20_Internet_20_Link"><text:span text:style-name="Internet_20_link"><text:span text:style-name="T12">https://www.uphere.ca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4">Drupal 7 to Drupal 9 migration</text:p>
                </text:list-item>
                <text:list-item>
                  <text:p text:style-name="P35">Custom hand-crafted theme</text:p>
                </text:list-item>
                <text:list-item>
                  <text:p text:style-name="P35">Custom modules to enhance required functionality</text:p>
                </text:list-item>
                <text:list-item>
                  <text:p text:style-name="P35">E-commerce &amp; magazine subscription management</text:p>
                </text:list-item>
              </text:list>
            </text:list-item>
          </text:list>
        </text:list-item>
      </text:list>
      <text:p text:style-name="P25"/>
      <text:p text:style-name="P30">Northwest Territories Power Corporation</text:p>
      <text:p text:style-name="P31"><text:a xlink:type="simple" xlink:href="https://www.ntpc.com/" text:style-name="Internet_20_link" text:visited-style-name="Visited_20_Internet_20_Link"><text:span text:style-name="Internet_20_link"><text:span text:style-name="T12">https://www.ntpc.com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4">Drupal 7 to Drupal 9 migration</text:p>
                </text:list-item>
                <text:list-item>
                  <text:p text:style-name="P35">Custom hand-crafted theme</text:p>
                </text:list-item>
                <text:list-item>
                  <text:p text:style-name="P35">Custom modules to enhance required functionality</text:p>
                </text:list-item>
              </text:list>
            </text:list-item>
          </text:list>
        </text:list-item>
      </text:list>
      <text:p text:style-name="P28"/>
      <text:p text:style-name="P30">Department of Health, Government of Nunavut</text:p>
      <text:p text:style-name="P31"><text:a xlink:type="simple" xlink:href="https://livehealthy.gov.nu.ca/" text:style-name="Internet_20_link" text:visited-style-name="Visited_20_Internet_20_Link"><text:span text:style-name="Internet_20_link"><text:span text:style-name="T12">https://livehealthy.gov.nu.ca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4">Drupal 7</text:p>
                </text:list-item>
                <text:list-item>
                  <text:p text:style-name="P35">Custom hand-crafted theme</text:p>
                </text:list-item>
                <text:list-item>
                  <text:p text:style-name="P35">Custom modules to enhance required functionality</text:p>
                </text:list-item>
                <text:list-item>
                  <text:p text:style-name="P35">Multilingual (English, French, Innuinaqtun, Inuktitut)</text:p>
                </text:list-item>
              </text:list>
            </text:list-item>
          </text:list>
        </text:list-item>
      </text:list>
      <text:p text:style-name="P25"/>
      <text:list text:continue-numbering="true" text:style-name="WWNum6">
        <text:list-item>
          <text:p text:style-name="P26">VERB Interactive Inc.</text:p>
        </text:list-item>
      </text:list>
      <text:p text:style-name="P27"><text:a xlink:type="simple" xlink:href="https://www.verbinteractive.com/" text:style-name="Internet_20_link" text:visited-style-name="Visited_20_Internet_20_Link"><text:span text:style-name="Internet_20_link"><text:span text:style-name="T12">https://www.verbinteractive.com</text:span></text:span></text:a></text:p>
      <text:p text:style-name="P28">2014 — 2016</text:p>
      <text:p text:style-name="P29">Projects:</text:p>
      <text:p text:style-name="P29"/>
      <text:p text:style-name="P30">Ask an Islander: Tourism Prince Edward Island</text:p>
      <text:p text:style-name="P31"><text:a xlink:type="simple" xlink:href="https://www.tourismpei.com/askanislander" text:style-name="Internet_20_link" text:visited-style-name="Visited_20_Internet_20_Link"><text:span text:style-name="Internet_20_link"><text:span text:style-name="T12">https://www.tourismpei.com/askanislander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4">Drupal 7</text:p>
                </text:list-item>
                <text:list-item>
                  <text:p text:style-name="P35"><text:soft-page-break/>Custom Question/Answer management</text:p>
                </text:list-item>
              </text:list>
            </text:list-item>
          </text:list>
        </text:list-item>
      </text:list>
      <text:p text:style-name="P28"/>
      <text:p text:style-name="P30">Royal Caribbean International</text:p>
      <text:p text:style-name="P31"><text:a xlink:type="simple" xlink:href="https://www.royalcaribbean.com/blog" text:style-name="Internet_20_link" text:visited-style-name="Visited_20_Internet_20_Link"><text:span text:style-name="Internet_20_link"><text:span text:style-name="T12">https://www.royalcaribbean.com/blog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4">WordPress</text:p>
                </text:list-item>
              </text:list>
            </text:list-item>
          </text:list>
        </text:list-item>
      </text:list>
      <text:p text:style-name="P28"/>
      <text:p text:style-name="P30">Hilton Head Island, South Carolina</text:p>
      <text:p text:style-name="P31"><text:a xlink:type="simple" xlink:href="https://www.hiltonheadisland.org/" text:style-name="Internet_20_link" text:visited-style-name="Visited_20_Internet_20_Link"><text:span text:style-name="Internet_20_link"><text:span text:style-name="T12">https://www.hiltonheadisland.org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4">WordPress</text:p>
                </text:list-item>
                <text:list-item>
                  <text:p text:style-name="P35">Custom Dashboard to manage vendors, amenities, services, etc.</text:p>
                </text:list-item>
              </text:list>
            </text:list-item>
          </text:list>
        </text:list-item>
      </text:list>
      <text:p text:style-name="P40"/>
      <text:list text:continue-list="list90726555742652" text:style-name="WWNum1">
        <text:list-item>
          <text:list>
            <text:list-item>
              <text:h text:style-name="P41" text:outline-level="2">EDUCATION <text:s text:c="3"/>_______________________________________________________</text:h>
            </text:list-item>
          </text:list>
        </text:list-item>
      </text:list>
      <text:p text:style-name="P42">DeVry Institute of Technology</text:p>
      <text:p text:style-name="P43">Computer Information Systems</text:p>
      <text:p text:style-name="P43">Calgary, AB | 2001 – 2003</text:p>
      <text:list text:continue-numbering="true" text:style-name="WWNum1">
        <text:list-item>
          <text:list>
            <text:list-item>
              <text:h text:style-name="P9" text:outline-level="2"/>
            </text:list-item>
            <text:list-item>
              <text:h text:style-name="P9" text:outline-level="2">SECURITY <text:s text:c="3"/>________________________________________________________</text:h>
            </text:list-item>
          </text:list>
        </text:list-item>
      </text:list>
      <text:p text:style-name="P44"><text:span text:style-name="T6">Enhanced Reliability Security </text:span><text:span text:style-name="T16">C</text:span><text:span text:style-name="T6">learance (</text:span><text:span text:style-name="T17">Government of Canada</text:span><text:span text:style-name="T6">)</text:span></text:p>
      <text:p text:style-name="P45"/>
      <text:p text:style-name="P45"/>
      <text:p text:style-name="P45"/>
      <text:p text:style-name="P45"/>
      <text:p text:style-name="P46"><text:span text:style-name="T18">Homepage<text:tab/></text:span><text:a xlink:type="simple" xlink:href="https://www.jdmlabs.com/" text:style-name="Internet_20_link" text:visited-style-name="Visited_20_Internet_20_Link"><text:span text:style-name="Internet_20_link"><text:span text:style-name="T19">jdmlabs.com</text:span></text:span></text:a></text:p>
      <text:p text:style-name="P46"><text:span text:style-name="T18">GitHub<text:tab/><text:tab/></text:span><text:a xlink:type="simple" xlink:href="https://github.com/jasondmoss" text:style-name="Internet_20_link" text:visited-style-name="Visited_20_Internet_20_Link"><text:span text:style-name="Internet_20_link"><text:span text:style-name="T19">github.com/jasondmoss</text:span></text:span></text:a></text:p>
      <text:p text:style-name="P46"><text:span text:style-name="T18">GitLab<text:tab/><text:tab/></text:span><text:a xlink:type="simple" xlink:href="https://gitlab.com/jasondmoss" text:style-name="Internet_20_link" text:visited-style-name="Visited_20_Internet_20_Link"><text:span text:style-name="Internet_20_link"><text:span text:style-name="T19">gitlab.com/jasondmoss</text:span></text:span></text:a></text:p>
      <text:p text:style-name="P46"><text:span text:style-name="T18">Behance<text:tab/></text:span><text:a xlink:type="simple" xlink:href="https://www.behance.net/jasondmoss" text:style-name="Internet_20_link" text:visited-style-name="Visited_20_Internet_20_Link"><text:span text:style-name="Internet_20_link"><text:span text:style-name="T19">behance.net/jasondmoss</text:span></text:span></text:a></text:p>
      <text:p text:style-name="P47"><text:span text:style-name="T20">LinkedIn</text:span><text:span text:style-name="T11"><text:tab/></text:span><text:a xlink:type="simple" xlink:href="https://github.com/jasondmoss/cv" text:style-name="Internet_20_link" text:visited-style-name="Visited_20_Internet_20_Link"><text:span text:style-name="Internet_20_link"><text:span text:style-name="T19">linkedin.com/in/jasondmoss</text:span></text:span></text:a></text:p>
      <text:p text:style-name="P48"/>
      <text:p text:style-name="P48"/>
      <text:p text:style-name="P47"><text:span text:style-name="Internet_20_link"><text:span text:style-name="T21"/></text:span></text:p>
      <text:p text:style-name="P49"><text:span text:style-name="Internet_20_link"><text:span text:style-name="T22">Contact information </text:span></text:span><text:span text:style-name="Internet_20_link"><text:span text:style-name="T23">and references </text:span></text:span><text:span text:style-name="Internet_20_link"><text:span text:style-name="T22">available upon request.</text:span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/></text:span></text:p>
      <text:p text:style-name="P47"><text:span text:style-name="Internet_20_link"><text:span text:style-name="T24">Latest version(s): <text:s text:c="3"/></text:span></text:span><text:a xlink:type="simple" xlink:href="https://github.com/jasondmoss/cv" text:style-name="Internet_20_link" text:visited-style-name="Visited_20_Internet_20_Link"><text:span text:style-name="Internet_20_link"><text:span text:style-name="T25">https://github.com/jasondmoss/cv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true" style:font-name-asian="Tahoma" style:font-family-asian="Tahoma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WWNum1" style:list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85ff" loext:opacity="100%" style:font-name="Open Sans" fo:font-family="'Open Sans'" style:font-family-generic="swiss" style:font-pitch="variable" fo:font-size="10pt" style:text-underline-style="none" style:font-size-asian="10pt" style:font-size-complex="10pt"/>
    </style:style>
    <style:style style:name="ListLabel_20_92" style:display-name="ListLabel 92" style:family="text">
      <style:text-properties fo:color="#0085ff" loext:opacity="100%" style:font-name="Open Sans" fo:font-family="'Open Sans'" style:font-family-generic="swiss" style:font-pitch="variable" fo:font-size="10pt" style:font-size-asian="10pt" style:font-size-complex="10pt"/>
    </style:style>
    <style:style style:name="ListLabel_20_93" style:display-name="ListLabel 93" style:family="text">
      <style:text-properties fo:color="#0085ff" loext:opacity="100%" style:font-name="Open Sans" fo:font-family="'Open Sans'" style:font-family-generic="swiss" style:font-pitch="variable" fo:font-size="8pt" style:text-underline-style="none" fo:font-weight="bold" style:font-size-asian="8pt" style:font-weight-asian="bold" style:font-size-complex="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nothing"/>
        </style:list-level-properties>
        <style:text-properties fo:font-family="OpenSymbol" style:font-style-name="Regular" style:font-pitch="variable"/>
      </text:list-level-style-bullet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number text:level="4" text:style-name="ListLabel_20_49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499cm" fo:margin-right="1.49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9T13:18:38</meta:creation-date>
    <meta:initial-creator>Jason Moss</meta:initial-creator>
    <dc:language>en-CA</dc:language>
    <dc:creator>Jason Moss</dc:creator>
    <meta:print-date>2025-04-10T12:53:14.176146908</meta:print-date>
    <dc:date>2025-04-15T09:07:24.693515190</dc:date>
    <meta:editing-cycles>213</meta:editing-cycles>
    <dc:subject>Resume</dc:subject>
    <dc:title>Jason D. Moss</dc:title>
    <meta:editing-duration>PT6H3M53S</meta:editing-duration>
    <meta:generator>LibreOffice/25.2.1.2$Linux_X86_64 LibreOffice_project/520$Build-2</meta:generator>
    <meta:printed-by>PDF files: Jason Moss</meta:printed-by>
    <meta:document-statistic meta:table-count="0" meta:image-count="0" meta:object-count="0" meta:page-count="3" meta:paragraph-count="107" meta:word-count="540" meta:character-count="4460" meta:non-whitespace-character-count="4043"/>
    <meta:user-defined meta:name="AppVersion">15.0000</meta:user-defined>
  </office:meta>
</office:document-meta>
</file>